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writing-mode="lr-tb"/>
      <style:text-properties fo:color="#000000" style:font-name="Times New Roman1" fo:font-size="10pt" style:text-underline-style="none" style:font-size-asian="10pt" style:font-name-complex="Courier New" style:font-size-complex="10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style:font-name="Times New Roman1" fo:font-size="10pt" style:font-size-asian="10pt" style:font-name-complex="Courier New" style:font-size-complex="10pt"/>
    </style:style>
    <style:style style:name="P4" style:family="paragraph" style:parent-style-name="Standard">
      <style:paragraph-properties style:writing-mode="lr-tb"/>
      <style:text-properties style:font-name="Times New Roman1" fo:font-size="10pt" style:font-size-asian="10pt" style:font-name-complex="Courier New" style:font-size-complex="10pt"/>
    </style:style>
    <style:style style:name="P5" style:family="paragraph" style:parent-style-name="Standard">
      <style:paragraph-properties style:writing-mode="lr-tb"/>
      <style:text-properties style:font-name="Times New Roman1" fo:font-size="10pt" style:font-size-asian="10pt" style:font-size-complex="10pt"/>
    </style:style>
    <style:style style:name="P6" style:family="paragraph" style:parent-style-name="Standard">
      <style:paragraph-properties style:writing-mode="lr-tb"/>
      <style:text-properties fo:color="#0000ff" style:font-name="Times New Roman1" fo:font-size="10pt" style:font-size-asian="10pt" style:font-name-complex="Courier New" style:font-size-complex="10pt"/>
    </style:style>
    <style:style style:name="T1" style:family="text">
      <style:text-properties style:font-name-complex="Courier New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finición léxica del lenguaje </text:p>
      <text:p text:style-name="P6">Especificación formal del léxico del lenguaje (a veces llamado microsintaxis) utilizando definiciones regulares.</text:p>
      <text:p text:style-name="P4">&amp; ::= &amp;</text:p>
      <text:p text:style-name="P4">id ::= [a-zA-Z][a-zA-Z0-9]*</text:p>
      <text:p text:style-name="P4">: ::= :</text:p>
      <text:p text:style-name="P4">:= ::= :=</text:p>
      <text:p text:style-name="P4">tipos ::= boolean | character | natural | integer | float</text:p>
      <text:p text:style-name="P4">; ::= ;</text:p>
      <text:p text:style-name="P3">&lt; ::= &lt;</text:p>
      <text:p text:style-name="P4">&gt; ::= &gt;</text:p>
      <text:p text:style-name="P5">&lt;= ::= &lt;=</text:p>
      <text:p text:style-name="P5">&gt;= ::= &gt;=</text:p>
      <text:p text:style-name="P5">=<text:span text:style-name="T1"> ::=</text:span> <text:s/>=</text:p>
      <text:p text:style-name="P4">=/= ::= =/=</text:p>
      <text:p text:style-name="P5">+ ::= \+</text:p>
      <text:p text:style-name="P4">- ::= \-</text:p>
      <text:p text:style-name="P5">* ::= \*</text:p>
      <text:p text:style-name="P5"><text:s/><text:span text:style-name="T1">/ ::= /</text:span></text:p>
      <text:p text:style-name="P4">% ::= %</text:p>
      <text:p text:style-name="P5">and ::= and</text:p>
      <text:p text:style-name="P4">or ::= or</text:p>
      <text:p text:style-name="P4">not ::= not</text:p>
      <text:p text:style-name="P4">&lt;&lt; ::= &lt;&lt;</text:p>
      <text:p text:style-name="P5">&gt;&gt; ::= &gt;&gt;</text:p>
      <text:p text:style-name="P5">(nat) ::= \(nat\)</text:p>
      <text:p text:style-name="P5">(int) ::= \(int\)</text:p>
      <text:p text:style-name="P5">(char) ::= \(char\)</text:p>
      <text:p text:style-name="P5">(float) ::= \(float\)</text:p>
      <text:p text:style-name="P5">litNat ::= <text:bookmark-start text:name="DDE_LINK4"/><text:bookmark-start text:name="DDE_LINK3"/>([1-9][0-9]*|0)<text:bookmark-end text:name="DDE_LINK4"/><text:bookmark-end text:name="DDE_LINK3"/></text:p>
      <text:p text:style-name="P5">litFlo ::= <text:bookmark-start text:name="DDE_LINK7"/>([1-9][0-9]*|0)(<text:bookmark-end text:name="DDE_LINK7"/></text:p>
      <text:p text:style-name="P5"><text:tab/><text:tab/><text:tab/>\.0|</text:p>
      <text:p text:style-name="P5"><text:s text:c="15"/><text:tab/><text:tab/>\.([0-9]*[1-9])|</text:p>
      <text:p text:style-name="P5"><text:s text:c="15"/><text:tab/><text:tab/>\.([0-9]*[1-9])(e|E)-?([1-9][0-9]*|0)|</text:p>
      <text:p text:style-name="P5"><text:s text:c="15"/><text:tab/><text:tab/>(e|E)-?[1-9][0-9]*|0</text:p>
      <text:p text:style-name="P5"><text:s text:c="12"/>)</text:p>
      <text:p text:style-name="P5">litTrue ::= true</text:p>
      <text:p text:style-name="P5">litFalse ::= false</text:p>
      <text:p text:style-name="P5">litCha ::= '[<text:span text:style-name="T1">a-zA-Z0-9</text:span>]'</text:p>
      <text:p text:style-name="P5">| ::= \|</text:p>
      <text:p text:style-name="P5">( ::= \(</text:p>
      <text:p text:style-name="P5">) ::= \)</text:p>
      <text:p text:style-name="P2">comentario ::= #.*\\n</text:p>
      <text:p text:style-name="P2">in := in</text:p>
      <text:p text:style-name="P2">out := out</text:p>
      <text:p text:style-name="P2"/>
      <text:p text:style-name="P2"/>
      <text:p text:style-name="P2"/>
      <text:p text:style-name="P2">if ::= if</text:p>
      <text:p text:style-name="P2">then ::= then</text:p>
      <text:p text:style-name="P2">else ::= else</text:p>
      <text:p text:style-name="P2">{ ::= \{</text:p>
      <text:p text:style-name="P2">} ::= \}</text:p>
      <text:p text:style-name="P2">while ::= while</text:p>
      <text:p text:style-name="P2">do ::= do</text:p>
      <text:p text:style-name="P2">for ::= for</text:p>
      <text:p text:style-name="P2">to ::= to</text:p>
      <text:p text:style-name="P2">tipo ::= tipo</text:p>
      <text:p text:style-name="P2">array ::= array</text:p>
      <text:p text:style-name="P2">of ::= of</text:p>
      <text:p text:style-name="P2">record ::= record</text:p>
      <text:p text:style-name="P2">pointer ::= pointer</text:p>
      <text:p text:style-name="P2">null ::= null</text:p>
      <text:p text:style-name="P2"><text:soft-page-break/>^ ::= \^ </text:p>
      <text:p text:style-name="P2">new ::= new</text:p>
      <text:p text:style-name="P2">dispose ::= dispose</text:p>
      <text:p text:style-name="P2">procedure ::= procedure</text:p>
      <text:p text:style-name="P2">var ::= var</text:p>
      <text:p text:style-name="P2">forward ::= forward</text:p>
      <text:p text:style-name="P2">- &gt; ::= \- \&gt;</text:p>
      <text:p text:style-name="P2">. ::= \.</text:p>
      <text:p text:style-name="P2">[ ::= \[</text:p>
      <text:p text:style-name="P2">] ::= \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nzalo Jaureguizar</meta:initial-creator>
    <meta:creation-date>2010-01-10T18:04:59</meta:creation-date>
    <dc:date>2010-04-29T10:20:01.54</dc:date>
    <meta:editing-duration>PT01H01M51S</meta:editing-duration>
    <meta:editing-cycles>15</meta:editing-cycles>
    <meta:generator>OpenOffice.org/3.1$Win32 OpenOffice.org_project/310m11$Build-9399</meta:generator>
    <meta:document-statistic meta:table-count="0" meta:image-count="0" meta:object-count="0" meta:page-count="2" meta:paragraph-count="69" meta:word-count="219" meta:character-count="1102"/>
  </office:meta>
</office:document-meta>
</file>